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328.58mm" svg:y="4.98mm">
            <draw:object draw:notify-on-update-of-ranges="Feuille1.M6:Feuille1.M10 Feuille1.A6:Feuille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mm" svg:height="89.87mm" svg:x="330.66mm" svg:y="100.31mm">
            <draw:object draw:notify-on-update-of-ranges="Feuille1.B11:Feuille1.E11 Feuille1.A12:Feuille1.A12 Feuille1.B12:Feuille1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7" table:default-cell-style-name="ce1"/>
        <table:table-row table:style-name="ro1">
          <table:table-cell table:style-name="Default" office:value-type="string" calcext:value-type="string">
            <text:p>TD2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Passage à l’échelle fort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 calcext:value-type="string">
            <text:p>Nombre de coeur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Sous-Hauteur</text:p>
          </table:table-cell>
          <table:table-cell office:value-type="string" calcext:value-type="string">
            <text:p>Sous-Largeur</text:p>
          </table:table-cell>
          <table:table-cell office:value-type="string" calcext:value-type="string">
            <text:p>t1(ms)</text:p>
          </table:table-cell>
          <table:table-cell office:value-type="string" calcext:value-type="string">
            <text:p>t2(ms)</text:p>
          </table:table-cell>
          <table:table-cell office:value-type="string" calcext:value-type="string">
            <text:p>t3(ms)</text:p>
          </table:table-cell>
          <table:table-cell office:value-type="string" calcext:value-type="string">
            <text:p>t4(ms)</text:p>
          </table:table-cell>
          <table:table-cell office:value-type="string" calcext:value-type="string">
            <text:p>t5(ms)</text:p>
          </table:table-cell>
          <table:table-cell office:value-type="string" calcext:value-type="string">
            <text:p>t6(ms)</text:p>
          </table:table-cell>
          <table:table-cell office:value-type="string" calcext:value-type="string">
            <text:p>t7(ms)</text:p>
          </table:table-cell>
          <table:table-cell office:value-type="string" calcext:value-type="string">
            <text:p>Moyenne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8102.174" calcext:value-type="float">
            <text:p>148102,174</text:p>
          </table:table-cell>
          <table:table-cell office:value-type="float" office:value="149871.684" calcext:value-type="float">
            <text:p>149871,684</text:p>
          </table:table-cell>
          <table:table-cell office:value-type="float" office:value="149592.036" calcext:value-type="float">
            <text:p>149592,036</text:p>
          </table:table-cell>
          <table:table-cell office:value-type="float" office:value="149417.245" calcext:value-type="float">
            <text:p>149417,245</text:p>
          </table:table-cell>
          <table:table-cell office:value-type="float" office:value="147865.483" calcext:value-type="float">
            <text:p>147865,483</text:p>
          </table:table-cell>
          <table:table-cell office:value-type="float" office:value="149155.624" calcext:value-type="float">
            <text:p>149155,624</text:p>
          </table:table-cell>
          <table:table-cell office:value-type="float" office:value="149580.217" calcext:value-type="float">
            <text:p>149580,217</text:p>
          </table:table-cell>
          <table:table-cell office:value-type="float" office:value="149083.494" calcext:value-type="float">
            <text:p>149083,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6464.432" calcext:value-type="float">
            <text:p>136464,432</text:p>
          </table:table-cell>
          <table:table-cell office:value-type="float" office:value="136361.439" calcext:value-type="float">
            <text:p>136361,439</text:p>
          </table:table-cell>
          <table:table-cell office:value-type="float" office:value="136429.054" calcext:value-type="float">
            <text:p>136429,054</text:p>
          </table:table-cell>
          <table:table-cell office:value-type="float" office:value="136837.918" calcext:value-type="float">
            <text:p>136837,918</text:p>
          </table:table-cell>
          <table:table-cell office:value-type="float" office:value="136461.118" calcext:value-type="float">
            <text:p>136461,118</text:p>
          </table:table-cell>
          <table:table-cell office:value-type="float" office:value="136569.284" calcext:value-type="float">
            <text:p>136569,284</text:p>
          </table:table-cell>
          <table:table-cell office:value-type="float" office:value="136369.051" calcext:value-type="float">
            <text:p>136369,051</text:p>
          </table:table-cell>
          <table:table-cell office:value-type="float" office:value="136498.899" calcext:value-type="float">
            <text:p>136498,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0266.36" calcext:value-type="float">
            <text:p>130266,36</text:p>
          </table:table-cell>
          <table:table-cell office:value-type="float" office:value="130834.299" calcext:value-type="float">
            <text:p>130834,299</text:p>
          </table:table-cell>
          <table:table-cell office:value-type="float" office:value="130386.896" calcext:value-type="float">
            <text:p>130386,896</text:p>
          </table:table-cell>
          <table:table-cell office:value-type="float" office:value="130498.364" calcext:value-type="float">
            <text:p>130498,364</text:p>
          </table:table-cell>
          <table:table-cell office:value-type="float" office:value="130591.386" calcext:value-type="float">
            <text:p>130591,386</text:p>
          </table:table-cell>
          <table:table-cell office:value-type="float" office:value="131188.126" calcext:value-type="float">
            <text:p>131188,126</text:p>
          </table:table-cell>
          <table:table-cell office:value-type="float" office:value="130182.903" calcext:value-type="float">
            <text:p>130182,903</text:p>
          </table:table-cell>
          <table:table-cell office:value-type="float" office:value="130564.047" calcext:value-type="float">
            <text:p>130564,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7720.712" calcext:value-type="float">
            <text:p>127720,712</text:p>
          </table:table-cell>
          <table:table-cell office:value-type="float" office:value="128052.467" calcext:value-type="float">
            <text:p>128052,467</text:p>
          </table:table-cell>
          <table:table-cell office:value-type="float" office:value="127717.089" calcext:value-type="float">
            <text:p>127717,089</text:p>
          </table:table-cell>
          <table:table-cell office:value-type="float" office:value="127853.91" calcext:value-type="float">
            <text:p>127853,91</text:p>
          </table:table-cell>
          <table:table-cell office:value-type="float" office:value="127671.441" calcext:value-type="float">
            <text:p>127671,441</text:p>
          </table:table-cell>
          <table:table-cell office:value-type="float" office:value="127509.013" calcext:value-type="float">
            <text:p>127509,013</text:p>
          </table:table-cell>
          <table:table-cell office:value-type="float" office:value="127394.863" calcext:value-type="float">
            <text:p>127394,863</text:p>
          </table:table-cell>
          <table:table-cell office:value-type="float" office:value="127702.785" calcext:value-type="float">
            <text:p>127702,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8733.759" calcext:value-type="float">
            <text:p>128733,759</text:p>
          </table:table-cell>
          <table:table-cell office:value-type="float" office:value="127795.776" calcext:value-type="float">
            <text:p>127795,776</text:p>
          </table:table-cell>
          <table:table-cell office:value-type="float" office:value="126181.576" calcext:value-type="float">
            <text:p>126181,576</text:p>
          </table:table-cell>
          <table:table-cell office:value-type="float" office:value="132899.34" calcext:value-type="float">
            <text:p>132899,34</text:p>
          </table:table-cell>
          <table:table-cell office:value-type="float" office:value="126605.234" calcext:value-type="float">
            <text:p>126605,234</text:p>
          </table:table-cell>
          <table:table-cell office:value-type="float" office:value="127127.782" calcext:value-type="float">
            <text:p>127127,782</text:p>
          </table:table-cell>
          <table:table-cell office:value-type="float" office:value="126314.381" calcext:value-type="float">
            <text:p>126314,381</text:p>
          </table:table-cell>
          <table:table-cell office:value-type="float" office:value="127951.121" calcext:value-type="float">
            <text:p>127951,121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Passage à l ‘échelle faible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 calcext:value-type="string">
            <text:p>Nombre de coeur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Sous-Hauteur</text:p>
          </table:table-cell>
          <table:table-cell office:value-type="string" calcext:value-type="string">
            <text:p>Sous-Largeur</text:p>
          </table:table-cell>
          <table:table-cell office:value-type="string" calcext:value-type="string">
            <text:p>t1(ms)</text:p>
          </table:table-cell>
          <table:table-cell office:value-type="string" calcext:value-type="string">
            <text:p>t2(ms)</text:p>
          </table:table-cell>
          <table:table-cell office:value-type="string" calcext:value-type="string">
            <text:p>t3(ms)</text:p>
          </table:table-cell>
          <table:table-cell office:value-type="string" calcext:value-type="string">
            <text:p>t4(ms)</text:p>
          </table:table-cell>
          <table:table-cell office:value-type="string" calcext:value-type="string">
            <text:p>t5(ms)</text:p>
          </table:table-cell>
          <table:table-cell office:value-type="string" calcext:value-type="string">
            <text:p>t6(ms)</text:p>
          </table:table-cell>
          <table:table-cell office:value-type="string" calcext:value-type="string">
            <text:p>t7(ms)</text:p>
          </table:table-cell>
          <table:table-cell office:value-type="string" calcext:value-type="string">
            <text:p>Moyenne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9247.780</text:p>
          </table:table-cell>
          <table:table-cell office:value-type="string" calcext:value-type="string">
            <text:p>149167.435</text:p>
          </table:table-cell>
          <table:table-cell office:value-type="string" calcext:value-type="string">
            <text:p>149417.153</text:p>
          </table:table-cell>
          <table:table-cell office:value-type="string" calcext:value-type="string">
            <text:p>148262.980</text:p>
          </table:table-cell>
          <table:table-cell office:value-type="string" calcext:value-type="string">
            <text:p>149134.482</text:p>
          </table:table-cell>
          <table:table-cell office:value-type="string" calcext:value-type="string">
            <text:p>149267.927</text:p>
          </table:table-cell>
          <table:table-cell office:value-type="string" calcext:value-type="string">
            <text:p>149113.175</text:p>
          </table:table-cell>
          <table:table-cell office:value-type="string" calcext:value-type="string">
            <text:p>149087.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72296.138</text:p>
          </table:table-cell>
          <table:table-cell office:value-type="string" calcext:value-type="string">
            <text:p>272696.067</text:p>
          </table:table-cell>
          <table:table-cell office:value-type="string" calcext:value-type="string">
            <text:p>272278.733</text:p>
          </table:table-cell>
          <table:table-cell office:value-type="string" calcext:value-type="string">
            <text:p>272176.470</text:p>
          </table:table-cell>
          <table:table-cell office:value-type="string" calcext:value-type="string">
            <text:p>272523.011</text:p>
          </table:table-cell>
          <table:table-cell office:value-type="string" calcext:value-type="string">
            <text:p>272181.394</text:p>
          </table:table-cell>
          <table:table-cell office:value-type="string" calcext:value-type="string">
            <text:p>272371.016</text:p>
          </table:table-cell>
          <table:table-cell office:value-type="string" calcext:value-type="string">
            <text:p>272360.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0771.016</text:p>
          </table:table-cell>
          <table:table-cell office:value-type="string" calcext:value-type="string">
            <text:p>520549.825</text:p>
          </table:table-cell>
          <table:table-cell office:value-type="string" calcext:value-type="string">
            <text:p>520684.264</text:p>
          </table:table-cell>
          <table:table-cell office:value-type="string" calcext:value-type="string">
            <text:p>518788.485</text:p>
          </table:table-cell>
          <table:table-cell office:value-type="string" calcext:value-type="string">
            <text:p>522894.115</text:p>
          </table:table-cell>
          <table:table-cell office:value-type="string" calcext:value-type="string">
            <text:p>524493.488</text:p>
          </table:table-cell>
          <table:table-cell office:value-type="string" calcext:value-type="string">
            <text:p>521335.980</text:p>
          </table:table-cell>
          <table:table-cell office:value-type="string" calcext:value-type="string">
            <text:p>521359.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013441.573</text:p>
          </table:table-cell>
          <table:table-cell office:value-type="string" calcext:value-type="string">
            <text:p>1017840.834</text:p>
          </table:table-cell>
          <table:table-cell office:value-type="string" calcext:value-type="string">
            <text:p>1013451.147</text:p>
          </table:table-cell>
          <table:table-cell office:value-type="string" calcext:value-type="string">
            <text:p>1011614.696</text:p>
          </table:table-cell>
          <table:table-cell office:value-type="string" calcext:value-type="string">
            <text:p>1014908.474</text:p>
          </table:table-cell>
          <table:table-cell office:value-type="string" calcext:value-type="string">
            <text:p>1015492.975</text:p>
          </table:table-cell>
          <table:table-cell office:value-type="string" calcext:value-type="string">
            <text:p>1012300.669</text:p>
          </table:table-cell>
          <table:table-cell office:value-type="string" calcext:value-type="string">
            <text:p>1014150.0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30661.593</text:p>
          </table:table-cell>
          <table:table-cell office:value-type="string" calcext:value-type="string">
            <text:p>2018650.417</text:p>
          </table:table-cell>
          <table:table-cell office:value-type="string" calcext:value-type="string">
            <text:p>2026880.113</text:p>
          </table:table-cell>
          <table:table-cell office:value-type="string" calcext:value-type="string">
            <text:p>2030412.594</text:p>
          </table:table-cell>
          <table:table-cell office:value-type="string" calcext:value-type="string">
            <text:p>2026799.054</text:p>
          </table:table-cell>
          <table:table-cell office:value-type="string" calcext:value-type="string">
            <text:p>2030321.417</text:p>
          </table:table-cell>
          <table:table-cell office:value-type="string" calcext:value-type="string">
            <text:p>2031796.252</text:p>
          </table:table-cell>
          <table:table-cell office:value-type="string" calcext:value-type="string">
            <text:p>2027931.6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3:27:43.740652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2-05T23:43:14.860698927</dc:date>
    <meta:editing-duration>PT4H10M35S</meta:editing-duration>
    <meta:editing-cycles>12</meta:editing-cycles>
    <meta:generator>LibreOffice/6.0.7.3$Linux_X86_64 LibreOffice_project/00m0$Build-3</meta:generator>
    <meta:document-statistic meta:table-count="1" meta:cell-count="1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08cm" svg:y="0.319cm" chart:style-name="ch2">
          <text:p>Passage à l'échelle fort </text:p>
        </chart:title>
        <chart:plot-area chart:style-name="ch3" table:cell-range-address="Feuille1.A6:Feuille1.A10 Feuille1.M6:Feuille1.M10" svg:x="1.331cm" svg:y="1.275cm" svg:width="14.349cm" svg:height="6.564cm">
          <chartooo:coordinate-region svg:x="2.508cm" svg:y="1.474cm" svg:width="12.801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937cm" chart:style-name="ch6">
              <text:p>temps moyen (ms)</text:p>
            </chart:title>
            <chart:grid chart:style-name="ch7" chart:class="major"/>
          </chart:axis>
          <chart:series chart:style-name="ch8" chart:values-cell-range-address="Feuille1.M6:Feuille1.M10" chart:class="chart:scatter">
            <chart:domain table:cell-range-address="Feuille1.A6:Feuille1.A1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6:Feuille1.A10</svg:desc>
                </draw:g>
              </table:table-cell>
              <table:table-cell office:value-type="float" office:value="149083.494">
                <text:p>149083.494</text:p>
                <draw:g>
                  <svg:desc>Feuille1.M6:Feuille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498.899">
                <text:p>136498.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0564.047">
                <text:p>130564.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7702.785">
                <text:p>127702.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7951.121">
                <text:p>127951.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88cm" xlink:href=".." xlink:type="simple" chart:class="chart:scatter" chart:style-name="ch1">
        <chart:title svg:x="5.451cm" svg:y="0.318cm" chart:style-name="ch2">
          <text:p>Passage à l'échelle faible</text:p>
        </chart:title>
        <chart:plot-area chart:style-name="ch3" table:cell-range-address="Feuille1.B11:Feuille1.E12 Feuille1.A12:Feuille1.A12" chart:data-source-has-labels="column" svg:x="1.331cm" svg:y="1.273cm" svg:width="14.36cm" svg:height="6.555cm">
          <chartooo:coordinate-region svg:x="1.767cm" svg:y="1.473cm" svg:width="13.552cm" svg:height="5.708cm"/>
          <chart:axis chart:dimension="x" chart:name="primary-x" chart:style-name="ch4">
            <chart:title svg:x="7.144cm" svg:y="8.007cm" chart:style-name="ch5">
              <text:p>nombre de coeurs</text:p>
            </chart:title>
          </chart:axis>
          <chart:axis chart:dimension="y" chart:name="primary-y" chart:style-name="ch6">
            <chart:title svg:x="0.451cm" svg:y="5.93cm" chart:style-name="ch7">
              <text:p>temps moyen (ms)</text:p>
            </chart:title>
            <chart:grid chart:style-name="ch8" chart:class="major"/>
          </chart:axis>
          <chart:series chart:style-name="ch9" chart:values-cell-range-address="Feuille1.B12:Feuille1.E12" chart:label-cell-address="Feuille1.A12:Feuille1.A12" chart:class="chart:scatter">
            <chart:domain table:cell-range-address="Feuille1.B11:Feuille1.E1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Feuille1.B11:Feuille1.E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ssage à l ‘échelle faible</text:p>
                <draw:g>
                  <svg:desc>Feuille1.A12:Feuille1.A12</svg:desc>
                </draw:g>
              </table:table-cell>
              <table:table-cell office:value-type="float" office:value="NaN">
                <text:p>NaN</text:p>
                <draw:g>
                  <svg:desc>Feuille1.B12:Feuille1.E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